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9374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7382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fo:background-color="#cc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ackground-color="#99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99cc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cc99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cc99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1"/>
        <table:table-column table:style-name="co2" table:default-cell-style-name="ACE-1"/>
        <table:table-column table:style-name="co3" table:default-cell-style-name="ACE-1"/>
        <table:table-column table:style-name="co4" table:default-cell-style-name="ACE-1"/>
        <table:table-column table:style-name="co1" table:number-columns-repeated="252" table:default-cell-style-name="ACE-1"/>
        <table:table-row table:style-name="ro1">
          <table:table-cell table:style-name="ACE-0" office:value-type="string" calcext:value-type="string">
            <text:p>Harmonic frequencies calculated in this work: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mode ID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age</text:p>
          </table:table-cell>
          <table:table-cell office:value-type="string" calcext:value-type="string">
            <text:p>prism</text:p>
          </table:table-cell>
          <table:table-cell table:number-columns-repeated="25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.6734837555169" calcext:value-type="float">
            <text:p>31.6734837555169</text:p>
          </table:table-cell>
          <table:table-cell office:value-type="float" office:value="31.4506502167744" calcext:value-type="float">
            <text:p>31.4506502167744</text:p>
          </table:table-cell>
          <table:table-cell office:value-type="float" office:value="49.1396015194055" calcext:value-type="float">
            <text:p>49.1396015194055</text:p>
          </table:table-cell>
          <table:table-cell office:value-type="float" office:value="57.0325528546928" calcext:value-type="float">
            <text:p>57.0325528546928</text:p>
          </table:table-cell>
          <table:table-cell table:number-columns-repeated="25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6734837555282" calcext:value-type="float">
            <text:p>31.6734837555282</text:p>
          </table:table-cell>
          <table:table-cell office:value-type="float" office:value="43.4513967122267" calcext:value-type="float">
            <text:p>43.4513967122267</text:p>
          </table:table-cell>
          <table:table-cell office:value-type="float" office:value="64.6640947563384" calcext:value-type="float">
            <text:p>64.6640947563384</text:p>
          </table:table-cell>
          <table:table-cell office:value-type="float" office:value="70.0465610798354" calcext:value-type="float">
            <text:p>70.0465610798354</text:p>
          </table:table-cell>
          <table:table-cell table:number-columns-repeated="25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.3223388914501" calcext:value-type="float">
            <text:p>51.3223388914501</text:p>
          </table:table-cell>
          <table:table-cell office:value-type="float" office:value="61.4435720479366" calcext:value-type="float">
            <text:p>61.4435720479366</text:p>
          </table:table-cell>
          <table:table-cell office:value-type="float" office:value="82.7015003155084" calcext:value-type="float">
            <text:p>82.7015003155084</text:p>
          </table:table-cell>
          <table:table-cell office:value-type="float" office:value="79.1334450016563" calcext:value-type="float">
            <text:p>79.1334450016563</text:p>
          </table:table-cell>
          <table:table-cell table:number-columns-repeated="25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.3223388914619" calcext:value-type="float">
            <text:p>51.3223388914619</text:p>
          </table:table-cell>
          <table:table-cell office:value-type="float" office:value="77.3004737062292" calcext:value-type="float">
            <text:p>77.3004737062292</text:p>
          </table:table-cell>
          <table:table-cell office:value-type="float" office:value="109.753383770073" calcext:value-type="float">
            <text:p>109.753383770073</text:p>
          </table:table-cell>
          <table:table-cell office:value-type="float" office:value="85.0279753810356" calcext:value-type="float">
            <text:p>85.0279753810356</text:p>
          </table:table-cell>
          <table:table-cell table:number-columns-repeated="25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.9459222190433" calcext:value-type="float">
            <text:p>53.9459222190433</text:p>
          </table:table-cell>
          <table:table-cell office:value-type="float" office:value="98.1003007480785" calcext:value-type="float">
            <text:p>98.1003007480785</text:p>
          </table:table-cell>
          <table:table-cell office:value-type="float" office:value="115.056478164448" calcext:value-type="float">
            <text:p>115.056478164448</text:p>
          </table:table-cell>
          <table:table-cell office:value-type="float" office:value="87.6516489044568" calcext:value-type="float">
            <text:p>87.6516489044568</text:p>
          </table:table-cell>
          <table:table-cell table:number-columns-repeated="25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.1177435273819" calcext:value-type="float">
            <text:p>92.1177435273819</text:p>
          </table:table-cell>
          <table:table-cell table:style-name="ACE-5" office:value-type="float" office:value="155.2991714185" calcext:value-type="float">
            <text:p>155.2991714185</text:p>
          </table:table-cell>
          <table:table-cell office:value-type="float" office:value="140.538703766907" calcext:value-type="float">
            <text:p>140.538703766907</text:p>
          </table:table-cell>
          <table:table-cell table:style-name="ACE-5" office:value-type="float" office:value="149.048968186597" calcext:value-type="float">
            <text:p>149.048968186597</text:p>
          </table:table-cell>
          <table:table-cell table:number-columns-repeated="25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ACE-5" office:value-type="float" office:value="168.104133941429" calcext:value-type="float">
            <text:p>168.104133941429</text:p>
          </table:table-cell>
          <table:table-cell table:style-name="ACE-5" office:value-type="float" office:value="193.253921141605" calcext:value-type="float">
            <text:p>193.253921141605</text:p>
          </table:table-cell>
          <table:table-cell table:style-name="ACE-5" office:value-type="float" office:value="192.993141203523" calcext:value-type="float">
            <text:p>192.993141203523</text:p>
          </table:table-cell>
          <table:table-cell table:style-name="ACE-5" office:value-type="float" office:value="174.127898575877" calcext:value-type="float">
            <text:p>174.127898575877</text:p>
          </table:table-cell>
          <table:table-cell table:number-columns-repeated="2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ACE-5" office:value-type="float" office:value="201.853540838229" calcext:value-type="float">
            <text:p>201.853540838229</text:p>
          </table:table-cell>
          <table:table-cell table:style-name="ACE-5" office:value-type="float" office:value="211.575082023355" calcext:value-type="float">
            <text:p>211.575082023355</text:p>
          </table:table-cell>
          <table:table-cell table:style-name="ACE-5" office:value-type="float" office:value="220.786366428753" calcext:value-type="float">
            <text:p>220.786366428753</text:p>
          </table:table-cell>
          <table:table-cell table:style-name="ACE-5" office:value-type="float" office:value="186.719042771476" calcext:value-type="float">
            <text:p>186.719042771476</text:p>
          </table:table-cell>
          <table:table-cell table:number-columns-repeated="2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ACE-5" office:value-type="float" office:value="221.891517279519" calcext:value-type="float">
            <text:p>221.891517279519</text:p>
          </table:table-cell>
          <table:table-cell table:style-name="ACE-5" office:value-type="float" office:value="218.104999988764" calcext:value-type="float">
            <text:p>218.104999988764</text:p>
          </table:table-cell>
          <table:table-cell table:style-name="ACE-5" office:value-type="float" office:value="233.624605669157" calcext:value-type="float">
            <text:p>233.624605669157</text:p>
          </table:table-cell>
          <table:table-cell table:style-name="ACE-5" office:value-type="float" office:value="223.425174150693" calcext:value-type="float">
            <text:p>223.425174150693</text:p>
          </table:table-cell>
          <table:table-cell table:number-columns-repeated="25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ACE-5" office:value-type="float" office:value="221.891517279534" calcext:value-type="float">
            <text:p>221.891517279534</text:p>
          </table:table-cell>
          <table:table-cell table:style-name="ACE-5" office:value-type="float" office:value="248.523893638977" calcext:value-type="float">
            <text:p>248.523893638977</text:p>
          </table:table-cell>
          <table:table-cell table:style-name="ACE-5" office:value-type="float" office:value="243.297179285577" calcext:value-type="float">
            <text:p>243.297179285577</text:p>
          </table:table-cell>
          <table:table-cell table:style-name="ACE-5" office:value-type="float" office:value="233.175964400126" calcext:value-type="float">
            <text:p>233.175964400126</text:p>
          </table:table-cell>
          <table:table-cell table:number-columns-repeated="25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ACE-5" office:value-type="float" office:value="234.399688987483" calcext:value-type="float">
            <text:p>234.399688987483</text:p>
          </table:table-cell>
          <table:table-cell office:value-type="float" office:value="265.535275282998" calcext:value-type="float">
            <text:p>265.535275282998</text:p>
          </table:table-cell>
          <table:table-cell table:style-name="ACE-5" office:value-type="float" office:value="245.692200826471" calcext:value-type="float">
            <text:p>245.692200826471</text:p>
          </table:table-cell>
          <table:table-cell table:style-name="ACE-5" office:value-type="float" office:value="254.110298021228" calcext:value-type="float">
            <text:p>254.110298021228</text:p>
          </table:table-cell>
          <table:table-cell table:number-columns-repeated="25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ACE-5" office:value-type="float" office:value="234.399688987484" calcext:value-type="float">
            <text:p>234.399688987484</text:p>
          </table:table-cell>
          <table:table-cell office:value-type="float" office:value="273.742571968946" calcext:value-type="float">
            <text:p>273.742571968946</text:p>
          </table:table-cell>
          <table:table-cell table:style-name="ACE-5" office:value-type="float" office:value="255.300714098384" calcext:value-type="float">
            <text:p>255.300714098384</text:p>
          </table:table-cell>
          <table:table-cell table:style-name="ACE-5" office:value-type="float" office:value="258.695713437565" calcext:value-type="float">
            <text:p>258.695713437565</text:p>
          </table:table-cell>
          <table:table-cell table:number-columns-repeated="25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.110563259675" calcext:value-type="float">
            <text:p>278.110563259675</text:p>
          </table:table-cell>
          <table:table-cell office:value-type="float" office:value="274.226087845614" calcext:value-type="float">
            <text:p>274.226087845614</text:p>
          </table:table-cell>
          <table:table-cell office:value-type="float" office:value="264.922834634411" calcext:value-type="float">
            <text:p>264.922834634411</text:p>
          </table:table-cell>
          <table:table-cell office:value-type="float" office:value="280.483500240001" calcext:value-type="float">
            <text:p>280.483500240001</text:p>
          </table:table-cell>
          <table:table-cell table:number-columns-repeated="25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8.110563259677" calcext:value-type="float">
            <text:p>278.110563259677</text:p>
          </table:table-cell>
          <table:table-cell office:value-type="float" office:value="296.188392435884" calcext:value-type="float">
            <text:p>296.188392435884</text:p>
          </table:table-cell>
          <table:table-cell office:value-type="float" office:value="280.096525663728" calcext:value-type="float">
            <text:p>280.096525663728</text:p>
          </table:table-cell>
          <table:table-cell office:value-type="float" office:value="295.173269945266" calcext:value-type="float">
            <text:p>295.173269945266</text:p>
          </table:table-cell>
          <table:table-cell table:number-columns-repeated="25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9.388641098325" calcext:value-type="float">
            <text:p>309.388641098325</text:p>
          </table:table-cell>
          <table:table-cell office:value-type="float" office:value="311.282000087733" calcext:value-type="float">
            <text:p>311.282000087733</text:p>
          </table:table-cell>
          <table:table-cell office:value-type="float" office:value="304.222836162666" calcext:value-type="float">
            <text:p>304.222836162666</text:p>
          </table:table-cell>
          <table:table-cell office:value-type="float" office:value="314.840146081299" calcext:value-type="float">
            <text:p>314.840146081299</text:p>
          </table:table-cell>
          <table:table-cell table:number-columns-repeated="25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6.688640138645" calcext:value-type="float">
            <text:p>326.688640138645</text:p>
          </table:table-cell>
          <table:table-cell office:value-type="float" office:value="321.513887779496" calcext:value-type="float">
            <text:p>321.513887779496</text:p>
          </table:table-cell>
          <table:table-cell office:value-type="float" office:value="313.809581472503" calcext:value-type="float">
            <text:p>313.809581472503</text:p>
          </table:table-cell>
          <table:table-cell office:value-type="float" office:value="382.550920482927" calcext:value-type="float">
            <text:p>382.550920482927</text:p>
          </table:table-cell>
          <table:table-cell table:number-columns-repeated="2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6.688640138646" calcext:value-type="float">
            <text:p>326.688640138646</text:p>
          </table:table-cell>
          <table:table-cell office:value-type="float" office:value="332.852544074585" calcext:value-type="float">
            <text:p>332.852544074585</text:p>
          </table:table-cell>
          <table:table-cell office:value-type="float" office:value="421.846345681604" calcext:value-type="float">
            <text:p>421.846345681604</text:p>
          </table:table-cell>
          <table:table-cell office:value-type="float" office:value="396.685827773359" calcext:value-type="float">
            <text:p>396.685827773359</text:p>
          </table:table-cell>
          <table:table-cell table:number-columns-repeated="25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2.359439422279" calcext:value-type="float">
            <text:p>362.359439422279</text:p>
          </table:table-cell>
          <table:table-cell office:value-type="float" office:value="428.434032203636" calcext:value-type="float">
            <text:p>428.434032203636</text:p>
          </table:table-cell>
          <table:table-cell office:value-type="float" office:value="446.700570911282" calcext:value-type="float">
            <text:p>446.700570911282</text:p>
          </table:table-cell>
          <table:table-cell table:style-name="ACE-3" office:value-type="float" office:value="456.102488504849" calcext:value-type="float">
            <text:p>456.102488504849</text:p>
          </table:table-cell>
          <table:table-cell table:number-columns-repeated="25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ACE-3" office:value-type="float" office:value="463.608402270306" calcext:value-type="float">
            <text:p>463.608402270306</text:p>
          </table:table-cell>
          <table:table-cell office:value-type="float" office:value="443.101383330515" calcext:value-type="float">
            <text:p>443.101383330515</text:p>
          </table:table-cell>
          <table:table-cell table:style-name="ACE-3" office:value-type="float" office:value="475.466389492299" calcext:value-type="float">
            <text:p>475.466389492299</text:p>
          </table:table-cell>
          <table:table-cell table:style-name="ACE-3" office:value-type="float" office:value="463.639680596411" calcext:value-type="float">
            <text:p>463.639680596411</text:p>
          </table:table-cell>
          <table:table-cell table:number-columns-repeated="25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ACE-3" office:value-type="float" office:value="485.790823853592" calcext:value-type="float">
            <text:p>485.790823853592</text:p>
          </table:table-cell>
          <table:table-cell table:style-name="ACE-3" office:value-type="float" office:value="487.110288873003" calcext:value-type="float">
            <text:p>487.110288873003</text:p>
          </table:table-cell>
          <table:table-cell table:style-name="ACE-3" office:value-type="float" office:value="488.981298653043" calcext:value-type="float">
            <text:p>488.981298653043</text:p>
          </table:table-cell>
          <table:table-cell table:style-name="ACE-3" office:value-type="float" office:value="496.796706685092" calcext:value-type="float">
            <text:p>496.796706685092</text:p>
          </table:table-cell>
          <table:table-cell table:number-columns-repeated="25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ACE-3" office:value-type="float" office:value="485.790823853593" calcext:value-type="float">
            <text:p>485.790823853593</text:p>
          </table:table-cell>
          <table:table-cell table:style-name="ACE-3" office:value-type="float" office:value="500.98026460519" calcext:value-type="float">
            <text:p>500.98026460519</text:p>
          </table:table-cell>
          <table:table-cell table:style-name="ACE-3" office:value-type="float" office:value="506.064876173539" calcext:value-type="float">
            <text:p>506.064876173539</text:p>
          </table:table-cell>
          <table:table-cell table:style-name="ACE-3" office:value-type="float" office:value="525.190668712682" calcext:value-type="float">
            <text:p>525.190668712682</text:p>
          </table:table-cell>
          <table:table-cell table:number-columns-repeated="25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ACE-3" office:value-type="float" office:value="508.653568736325" calcext:value-type="float">
            <text:p>508.653568736325</text:p>
          </table:table-cell>
          <table:table-cell table:style-name="ACE-3" office:value-type="float" office:value="527.332440113546" calcext:value-type="float">
            <text:p>527.332440113546</text:p>
          </table:table-cell>
          <table:table-cell table:style-name="ACE-3" office:value-type="float" office:value="567.570293201848" calcext:value-type="float">
            <text:p>567.570293201848</text:p>
          </table:table-cell>
          <table:table-cell table:style-name="ACE-3" office:value-type="float" office:value="570.303816291281" calcext:value-type="float">
            <text:p>570.303816291281</text:p>
          </table:table-cell>
          <table:table-cell table:number-columns-repeated="25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ACE-3" office:value-type="float" office:value="513.211514528762" calcext:value-type="float">
            <text:p>513.211514528762</text:p>
          </table:table-cell>
          <table:table-cell table:style-name="ACE-3" office:value-type="float" office:value="587.657732005302" calcext:value-type="float">
            <text:p>587.657732005302</text:p>
          </table:table-cell>
          <table:table-cell table:style-name="ACE-3" office:value-type="float" office:value="612.877581990884" calcext:value-type="float">
            <text:p>612.877581990884</text:p>
          </table:table-cell>
          <table:table-cell table:style-name="ACE-3" office:value-type="float" office:value="586.959096101524" calcext:value-type="float">
            <text:p>586.959096101524</text:p>
          </table:table-cell>
          <table:table-cell table:number-columns-repeated="25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ACE-3" office:value-type="float" office:value="513.211514528763" calcext:value-type="float">
            <text:p>513.211514528763</text:p>
          </table:table-cell>
          <table:table-cell office:value-type="float" office:value="653.195223694548" calcext:value-type="float">
            <text:p>653.195223694548</text:p>
          </table:table-cell>
          <table:table-cell office:value-type="float" office:value="665.33600015196" calcext:value-type="float">
            <text:p>665.33600015196</text:p>
          </table:table-cell>
          <table:table-cell office:value-type="float" office:value="661.948355480021" calcext:value-type="float">
            <text:p>661.948355480021</text:p>
          </table:table-cell>
          <table:table-cell table:number-columns-repeated="2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1.669810186552" calcext:value-type="float">
            <text:p>841.669810186552</text:p>
          </table:table-cell>
          <table:table-cell office:value-type="float" office:value="782.757159240915" calcext:value-type="float">
            <text:p>782.757159240915</text:p>
          </table:table-cell>
          <table:table-cell office:value-type="float" office:value="735.860623916328" calcext:value-type="float">
            <text:p>735.860623916328</text:p>
          </table:table-cell>
          <table:table-cell office:value-type="float" office:value="687.647382502259" calcext:value-type="float">
            <text:p>687.647382502259</text:p>
          </table:table-cell>
          <table:table-cell table:number-columns-repeated="25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65.670822276819" calcext:value-type="float">
            <text:p>865.670822276819</text:p>
          </table:table-cell>
          <table:table-cell office:value-type="float" office:value="813.846826865163" calcext:value-type="float">
            <text:p>813.846826865163</text:p>
          </table:table-cell>
          <table:table-cell office:value-type="float" office:value="771.561469644246" calcext:value-type="float">
            <text:p>771.561469644246</text:p>
          </table:table-cell>
          <table:table-cell office:value-type="float" office:value="732.368931332027" calcext:value-type="float">
            <text:p>732.368931332027</text:p>
          </table:table-cell>
          <table:table-cell table:number-columns-repeated="2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65.67082227682" calcext:value-type="float">
            <text:p>865.67082227682</text:p>
          </table:table-cell>
          <table:table-cell office:value-type="float" office:value="897.59836435166" calcext:value-type="float">
            <text:p>897.59836435166</text:p>
          </table:table-cell>
          <table:table-cell office:value-type="float" office:value="845.620449895406" calcext:value-type="float">
            <text:p>845.620449895406</text:p>
          </table:table-cell>
          <table:table-cell office:value-type="float" office:value="777.064443603397" calcext:value-type="float">
            <text:p>777.064443603397</text:p>
          </table:table-cell>
          <table:table-cell table:number-columns-repeated="25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3.429617294336" calcext:value-type="float">
            <text:p>963.429617294336</text:p>
          </table:table-cell>
          <table:table-cell office:value-type="float" office:value="920.399580488362" calcext:value-type="float">
            <text:p>920.399580488362</text:p>
          </table:table-cell>
          <table:table-cell office:value-type="float" office:value="869.978898945597" calcext:value-type="float">
            <text:p>869.978898945597</text:p>
          </table:table-cell>
          <table:table-cell office:value-type="float" office:value="891.646492446369" calcext:value-type="float">
            <text:p>891.646492446369</text:p>
          </table:table-cell>
          <table:table-cell table:number-columns-repeated="25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3.429617294339" calcext:value-type="float">
            <text:p>963.429617294339</text:p>
          </table:table-cell>
          <table:table-cell office:value-type="float" office:value="971.49851586535" calcext:value-type="float">
            <text:p>971.49851586535</text:p>
          </table:table-cell>
          <table:table-cell office:value-type="float" office:value="930.72684017349" calcext:value-type="float">
            <text:p>930.72684017349</text:p>
          </table:table-cell>
          <table:table-cell office:value-type="float" office:value="930.558038325409" calcext:value-type="float">
            <text:p>930.558038325409</text:p>
          </table:table-cell>
          <table:table-cell table:number-columns-repeated="25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40.00412127667" calcext:value-type="float">
            <text:p>1040.00412127667</text:p>
          </table:table-cell>
          <table:table-cell office:value-type="float" office:value="1087.86159276656" calcext:value-type="float">
            <text:p>1087.86159276656</text:p>
          </table:table-cell>
          <table:table-cell office:value-type="float" office:value="1068.47744937626" calcext:value-type="float">
            <text:p>1068.47744937626</text:p>
          </table:table-cell>
          <table:table-cell office:value-type="float" office:value="1089.23860921683" calcext:value-type="float">
            <text:p>1089.23860921683</text:p>
          </table:table-cell>
          <table:table-cell table:number-columns-repeated="25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ACE-4" office:value-type="float" office:value="1634.28631581244" calcext:value-type="float">
            <text:p>1634.28631581244</text:p>
          </table:table-cell>
          <table:table-cell table:style-name="ACE-4" office:value-type="float" office:value="1632.40155273895" calcext:value-type="float">
            <text:p>1632.40155273895</text:p>
          </table:table-cell>
          <table:table-cell table:style-name="ACE-4" office:value-type="float" office:value="1639.37239539602" calcext:value-type="float">
            <text:p>1639.37239539602</text:p>
          </table:table-cell>
          <table:table-cell table:style-name="ACE-4" office:value-type="float" office:value="1635.05323876771" calcext:value-type="float">
            <text:p>1635.05323876771</text:p>
          </table:table-cell>
          <table:table-cell table:number-columns-repeated="25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ACE-4" office:value-type="float" office:value="1647.01113378565" calcext:value-type="float">
            <text:p>1647.01113378565</text:p>
          </table:table-cell>
          <table:table-cell table:style-name="ACE-4" office:value-type="float" office:value="1646.32282530822" calcext:value-type="float">
            <text:p>1646.32282530822</text:p>
          </table:table-cell>
          <table:table-cell table:style-name="ACE-4" office:value-type="float" office:value="1650.02672057368" calcext:value-type="float">
            <text:p>1650.02672057368</text:p>
          </table:table-cell>
          <table:table-cell table:style-name="ACE-4" office:value-type="float" office:value="1649.64485846181" calcext:value-type="float">
            <text:p>1649.64485846181</text:p>
          </table:table-cell>
          <table:table-cell table:number-columns-repeated="25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ACE-4" office:value-type="float" office:value="1647.01113378566" calcext:value-type="float">
            <text:p>1647.01113378566</text:p>
          </table:table-cell>
          <table:table-cell table:style-name="ACE-4" office:value-type="float" office:value="1649.21402891179" calcext:value-type="float">
            <text:p>1649.21402891179</text:p>
          </table:table-cell>
          <table:table-cell table:style-name="ACE-4" office:value-type="float" office:value="1664.79976036734" calcext:value-type="float">
            <text:p>1664.79976036734</text:p>
          </table:table-cell>
          <table:table-cell table:style-name="ACE-4" office:value-type="float" office:value="1656.60321057026" calcext:value-type="float">
            <text:p>1656.60321057026</text:p>
          </table:table-cell>
          <table:table-cell table:number-columns-repeated="25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ACE-4" office:value-type="float" office:value="1678.68519049063" calcext:value-type="float">
            <text:p>1678.68519049063</text:p>
          </table:table-cell>
          <table:table-cell table:style-name="ACE-4" office:value-type="float" office:value="1667.88209789111" calcext:value-type="float">
            <text:p>1667.88209789111</text:p>
          </table:table-cell>
          <table:table-cell table:style-name="ACE-4" office:value-type="float" office:value="1674.88237016773" calcext:value-type="float">
            <text:p>1674.88237016773</text:p>
          </table:table-cell>
          <table:table-cell table:style-name="ACE-4" office:value-type="float" office:value="1678.11564246463" calcext:value-type="float">
            <text:p>1678.11564246463</text:p>
          </table:table-cell>
          <table:table-cell table:number-columns-repeated="25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ACE-4" office:value-type="float" office:value="1678.68519049064" calcext:value-type="float">
            <text:p>1678.68519049064</text:p>
          </table:table-cell>
          <table:table-cell table:style-name="ACE-4" office:value-type="float" office:value="1682.7736789328" calcext:value-type="float">
            <text:p>1682.7736789328</text:p>
          </table:table-cell>
          <table:table-cell table:style-name="ACE-4" office:value-type="float" office:value="1690.23804922365" calcext:value-type="float">
            <text:p>1690.23804922365</text:p>
          </table:table-cell>
          <table:table-cell table:style-name="ACE-4" office:value-type="float" office:value="1693.14885467595" calcext:value-type="float">
            <text:p>1693.14885467595</text:p>
          </table:table-cell>
          <table:table-cell table:number-columns-repeated="25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ACE-4" office:value-type="float" office:value="1697.18829758668" calcext:value-type="float">
            <text:p>1697.18829758668</text:p>
          </table:table-cell>
          <table:table-cell table:style-name="ACE-4" office:value-type="float" office:value="1715.12919228943" calcext:value-type="float">
            <text:p>1715.12919228943</text:p>
          </table:table-cell>
          <table:table-cell table:style-name="ACE-4" office:value-type="float" office:value="1705.84930907233" calcext:value-type="float">
            <text:p>1705.84930907233</text:p>
          </table:table-cell>
          <table:table-cell table:style-name="ACE-4" office:value-type="float" office:value="1716.91242932885" calcext:value-type="float">
            <text:p>1716.91242932885</text:p>
          </table:table-cell>
          <table:table-cell table:number-columns-repeated="251"/>
        </table:table-row>
        <table:table-row table:style-name="ro1">
          <table:table-cell table:style-name="ACE-2" office:value-type="float" office:value="36" calcext:value-type="float">
            <text:p>36</text:p>
          </table:table-cell>
          <table:table-cell table:style-name="ACE-2" office:value-type="float" office:value="3222.5926280299" calcext:value-type="float">
            <text:p>3222.5926280299</text:p>
          </table:table-cell>
          <table:table-cell table:style-name="ACE-2" office:value-type="float" office:value="3154.69179786115" calcext:value-type="float">
            <text:p>3154.69179786115</text:p>
          </table:table-cell>
          <table:table-cell table:style-name="ACE-2" office:value-type="float" office:value="3139.01520860896" calcext:value-type="float">
            <text:p>3139.01520860896</text:p>
          </table:table-cell>
          <table:table-cell table:style-name="ACE-2" office:value-type="float" office:value="3081.56168260955" calcext:value-type="float">
            <text:p>3081.56168260955</text:p>
          </table:table-cell>
          <table:table-cell table:number-columns-repeated="251"/>
        </table:table-row>
        <table:table-row table:style-name="ro1">
          <table:table-cell table:style-name="ACE-2" office:value-type="float" office:value="37" calcext:value-type="float">
            <text:p>37</text:p>
          </table:table-cell>
          <table:table-cell table:style-name="ACE-2" office:value-type="float" office:value="3324.76576366262" calcext:value-type="float">
            <text:p>3324.76576366262</text:p>
          </table:table-cell>
          <table:table-cell table:style-name="ACE-2" office:value-type="float" office:value="3263.77742278755" calcext:value-type="float">
            <text:p>3263.77742278755</text:p>
          </table:table-cell>
          <table:table-cell table:style-name="ACE-2" office:value-type="float" office:value="3373.04864252866" calcext:value-type="float">
            <text:p>3373.04864252866</text:p>
          </table:table-cell>
          <table:table-cell table:style-name="ACE-2" office:value-type="float" office:value="3399.80961219133" calcext:value-type="float">
            <text:p>3399.80961219133</text:p>
          </table:table-cell>
          <table:table-cell table:number-columns-repeated="251"/>
        </table:table-row>
        <table:table-row table:style-name="ro1">
          <table:table-cell table:style-name="ACE-2" office:value-type="float" office:value="38" calcext:value-type="float">
            <text:p>38</text:p>
          </table:table-cell>
          <table:table-cell table:style-name="ACE-2" office:value-type="float" office:value="3324.76576366262" calcext:value-type="float">
            <text:p>3324.76576366262</text:p>
          </table:table-cell>
          <table:table-cell table:style-name="ACE-2" office:value-type="float" office:value="3323.70402693631" calcext:value-type="float">
            <text:p>3323.70402693631</text:p>
          </table:table-cell>
          <table:table-cell table:style-name="ACE-2" office:value-type="float" office:value="3414.41940191463" calcext:value-type="float">
            <text:p>3414.41940191463</text:p>
          </table:table-cell>
          <table:table-cell table:style-name="ACE-2" office:value-type="float" office:value="3477.96301013308" calcext:value-type="float">
            <text:p>3477.96301013308</text:p>
          </table:table-cell>
          <table:table-cell table:number-columns-repeated="251"/>
        </table:table-row>
        <table:table-row table:style-name="ro1">
          <table:table-cell table:style-name="ACE-2" office:value-type="float" office:value="39" calcext:value-type="float">
            <text:p>39</text:p>
          </table:table-cell>
          <table:table-cell table:style-name="ACE-2" office:value-type="float" office:value="3396.73206846633" calcext:value-type="float">
            <text:p>3396.73206846633</text:p>
          </table:table-cell>
          <table:table-cell table:style-name="ACE-2" office:value-type="float" office:value="3459.11807294114" calcext:value-type="float">
            <text:p>3459.11807294114</text:p>
          </table:table-cell>
          <table:table-cell table:style-name="ACE-2" office:value-type="float" office:value="3490.25130222335" calcext:value-type="float">
            <text:p>3490.25130222335</text:p>
          </table:table-cell>
          <table:table-cell table:style-name="ACE-2" office:value-type="float" office:value="3536.62376455416" calcext:value-type="float">
            <text:p>3536.62376455416</text:p>
          </table:table-cell>
          <table:table-cell table:number-columns-repeated="251"/>
        </table:table-row>
        <table:table-row table:style-name="ro1">
          <table:table-cell table:style-name="ACE-2" office:value-type="float" office:value="40" calcext:value-type="float">
            <text:p>40</text:p>
          </table:table-cell>
          <table:table-cell table:style-name="ACE-2" office:value-type="float" office:value="3396.73206846633" calcext:value-type="float">
            <text:p>3396.73206846633</text:p>
          </table:table-cell>
          <table:table-cell table:style-name="ACE-2" office:value-type="float" office:value="3536.7550182497" calcext:value-type="float">
            <text:p>3536.7550182497</text:p>
          </table:table-cell>
          <table:table-cell table:style-name="ACE-2" office:value-type="float" office:value="3537.63157474859" calcext:value-type="float">
            <text:p>3537.63157474859</text:p>
          </table:table-cell>
          <table:table-cell table:style-name="ACE-2" office:value-type="float" office:value="3678.9597707573" calcext:value-type="float">
            <text:p>3678.9597707573</text:p>
          </table:table-cell>
          <table:table-cell table:number-columns-repeated="251"/>
        </table:table-row>
        <table:table-row table:style-name="ro1">
          <table:table-cell table:style-name="ACE-2" office:value-type="float" office:value="41" calcext:value-type="float">
            <text:p>41</text:p>
          </table:table-cell>
          <table:table-cell table:style-name="ACE-2" office:value-type="float" office:value="3418.37918636141" calcext:value-type="float">
            <text:p>3418.37918636141</text:p>
          </table:table-cell>
          <table:table-cell table:style-name="ACE-2" office:value-type="float" office:value="3551.26001160319" calcext:value-type="float">
            <text:p>3551.26001160319</text:p>
          </table:table-cell>
          <table:table-cell table:style-name="ACE-2" office:value-type="float" office:value="3676.34174273964" calcext:value-type="float">
            <text:p>3676.34174273964</text:p>
          </table:table-cell>
          <table:table-cell table:style-name="ACE-2" office:value-type="float" office:value="3685.21999559728" calcext:value-type="float">
            <text:p>3685.21999559728</text:p>
          </table:table-cell>
          <table:table-cell table:number-columns-repeated="251"/>
        </table:table-row>
        <table:table-row table:style-name="ro1">
          <table:table-cell table:style-name="ACE-2" office:value-type="float" office:value="42" calcext:value-type="float">
            <text:p>42</text:p>
          </table:table-cell>
          <table:table-cell table:style-name="ACE-6" office:value-type="float" office:value="3925.3340443293" calcext:value-type="float">
            <text:p>3925.3340443293</text:p>
          </table:table-cell>
          <table:table-cell table:style-name="ACE-2" office:value-type="float" office:value="3728.67480401182" calcext:value-type="float">
            <text:p>3728.67480401182</text:p>
          </table:table-cell>
          <table:table-cell table:style-name="ACE-2" office:value-type="float" office:value="3731.92196515074" calcext:value-type="float">
            <text:p>3731.92196515074</text:p>
          </table:table-cell>
          <table:table-cell table:style-name="ACE-2" office:value-type="float" office:value="3750.80174060887" calcext:value-type="float">
            <text:p>3750.80174060887</text:p>
          </table:table-cell>
          <table:table-cell table:number-columns-repeated="251"/>
        </table:table-row>
        <table:table-row table:style-name="ro1">
          <table:table-cell table:style-name="ACE-2" office:value-type="float" office:value="43" calcext:value-type="float">
            <text:p>43</text:p>
          </table:table-cell>
          <table:table-cell table:style-name="ACE-6" office:value-type="float" office:value="3925.3340443293" calcext:value-type="float">
            <text:p>3925.3340443293</text:p>
          </table:table-cell>
          <table:table-cell table:style-name="ACE-6" office:value-type="float" office:value="3918.15946392642" calcext:value-type="float">
            <text:p>3918.15946392642</text:p>
          </table:table-cell>
          <table:table-cell table:style-name="ACE-2" office:value-type="float" office:value="3766.41072973264" calcext:value-type="float">
            <text:p>3766.41072973264</text:p>
          </table:table-cell>
          <table:table-cell table:style-name="ACE-2" office:value-type="float" office:value="3783.28904660193" calcext:value-type="float">
            <text:p>3783.28904660193</text:p>
          </table:table-cell>
          <table:table-cell table:number-columns-repeated="251"/>
        </table:table-row>
        <table:table-row table:style-name="ro1">
          <table:table-cell table:style-name="ACE-2" office:value-type="float" office:value="44" calcext:value-type="float">
            <text:p>44</text:p>
          </table:table-cell>
          <table:table-cell table:style-name="ACE-6" office:value-type="float" office:value="3925.34826283015" calcext:value-type="float">
            <text:p>3925.34826283015</text:p>
          </table:table-cell>
          <table:table-cell table:style-name="ACE-6" office:value-type="float" office:value="3922.23337965471" calcext:value-type="float">
            <text:p>3922.23337965471</text:p>
          </table:table-cell>
          <table:table-cell table:style-name="ACE-6" office:value-type="float" office:value="3920.73515264853" calcext:value-type="float">
            <text:p>3920.73515264853</text:p>
          </table:table-cell>
          <table:table-cell table:style-name="ACE-2" office:value-type="float" office:value="3824.57536760482" calcext:value-type="float">
            <text:p>3824.57536760482</text:p>
          </table:table-cell>
          <table:table-cell table:number-columns-repeated="251"/>
        </table:table-row>
        <table:table-row table:style-name="ro1">
          <table:table-cell table:style-name="ACE-2" office:value-type="float" office:value="45" calcext:value-type="float">
            <text:p>45</text:p>
          </table:table-cell>
          <table:table-cell table:style-name="ACE-6" office:value-type="float" office:value="3926.08836914449" calcext:value-type="float">
            <text:p>3926.08836914449</text:p>
          </table:table-cell>
          <table:table-cell table:style-name="ACE-6" office:value-type="float" office:value="3922.53978683472" calcext:value-type="float">
            <text:p>3922.53978683472</text:p>
          </table:table-cell>
          <table:table-cell table:style-name="ACE-6" office:value-type="float" office:value="3922.66239379639" calcext:value-type="float">
            <text:p>3922.66239379639</text:p>
          </table:table-cell>
          <table:table-cell table:style-name="ACE-6" office:value-type="float" office:value="3922.8616318712" calcext:value-type="float">
            <text:p>3922.8616318712</text:p>
          </table:table-cell>
          <table:table-cell table:number-columns-repeated="251"/>
        </table:table-row>
        <table:table-row table:style-name="ro1">
          <table:table-cell table:style-name="ACE-2" office:value-type="float" office:value="46" calcext:value-type="float">
            <text:p>46</text:p>
          </table:table-cell>
          <table:table-cell table:style-name="ACE-6" office:value-type="float" office:value="3926.08836914449" calcext:value-type="float">
            <text:p>3926.08836914449</text:p>
          </table:table-cell>
          <table:table-cell table:style-name="ACE-6" office:value-type="float" office:value="3924.03482206872" calcext:value-type="float">
            <text:p>3924.03482206872</text:p>
          </table:table-cell>
          <table:table-cell table:style-name="ACE-6" office:value-type="float" office:value="3923.79825359388" calcext:value-type="float">
            <text:p>3923.79825359388</text:p>
          </table:table-cell>
          <table:table-cell table:style-name="ACE-6" office:value-type="float" office:value="3922.960690475" calcext:value-type="float">
            <text:p>3922.960690475</text:p>
          </table:table-cell>
          <table:table-cell table:number-columns-repeated="251"/>
        </table:table-row>
        <table:table-row table:style-name="ro1">
          <table:table-cell table:style-name="ACE-2" office:value-type="float" office:value="47" calcext:value-type="float">
            <text:p>47</text:p>
          </table:table-cell>
          <table:table-cell table:style-name="ACE-6" office:value-type="float" office:value="3927.07006129927" calcext:value-type="float">
            <text:p>3927.07006129927</text:p>
          </table:table-cell>
          <table:table-cell table:style-name="ACE-6" office:value-type="float" office:value="3926.09184267672" calcext:value-type="float">
            <text:p>3926.09184267672</text:p>
          </table:table-cell>
          <table:table-cell table:style-name="ACE-6" office:value-type="float" office:value="3931.10404431456" calcext:value-type="float">
            <text:p>3931.10404431456</text:p>
          </table:table-cell>
          <table:table-cell table:style-name="ACE-6" office:value-type="float" office:value="3925.0132652685" calcext:value-type="float">
            <text:p>3925.0132652685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ZPE prop to:</text:p>
          </table:table-cell>
          <table:table-cell table:formula="of:=SUM([.B3:.B50])" office:value-type="float" office:value="65608.1812357261" calcext:value-type="float">
            <text:p>65608.1812357261</text:p>
          </table:table-cell>
          <table:table-cell table:formula="of:=SUM([.C3:.C50])" office:value-type="float" office:value="66140.3814511459" calcext:value-type="float">
            <text:p>66140.3814511459</text:p>
          </table:table-cell>
          <table:table-cell table:formula="of:=SUM([.D3:.D50])" office:value-type="float" office:value="66376.177852747" calcext:value-type="float">
            <text:p>66376.177852747</text:p>
          </table:table-cell>
          <table:table-cell table:formula="of:=SUM([.E3:.E50])" office:value-type="float" office:value="66416.5114296285" calcext:value-type="float">
            <text:p>66416.5114296285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ACE-0" office:value-type="string" calcext:value-type="string">
            <text:p>Typical literature data: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ote: our values (above) may slightly overestimate experimental results or results of more accurate theoretical calculations (we use the simple harmonic model and DFT method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ACE-2" office:value-type="string" calcext:value-type="string">
            <text:p>O-H stretching modes (include O-H(free) and O-H(H-bonded)); typically 3000-4000cm-1</text:p>
          </table:table-cell>
          <table:table-cell table:style-name="ACE-2" table:number-columns-repeated="4"/>
          <table:table-cell table:number-columns-repeated="251"/>
        </table:table-row>
        <table:table-row table:style-name="ro1">
          <table:table-cell/>
          <table:table-cell table:style-name="ACE-6" office:value-type="string" calcext:value-type="string">
            <text:p>clearly O-H stretching, where H is "free"</text:p>
          </table:table-cell>
          <table:table-cell table:number-columns-repeated="254"/>
        </table:table-row>
        <table:table-row table:style-name="ro1">
          <table:table-cell/>
          <table:table-cell table:style-name="ACE-2" office:value-type="string" calcext:value-type="string">
            <text:p>other: O-H stretching, where H i s H-bonded (O - mostly in place) </text:p>
          </table:table-cell>
          <table:table-cell table:number-columns-repeated="254"/>
        </table:table-row>
        <table:table-row table:style-name="ro1">
          <table:table-cell/>
          <table:table-cell table:style-name="ACE-7" office:value-type="string" calcext:value-type="string">
            <text:p>Note: typical O-H---O stretching involving O-H---O contraction/expansion (water molecules oscillate wrt to each other) has much lower energy: 100-200 cm-1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ACE-3" office:value-type="string" calcext:value-type="string">
            <text:p>experimentally difficult spectral region; typically: librational motions (typically 300 - 1000cm-1)</text:p>
          </table:table-cell>
          <table:table-cell table:style-name="ACE-3" table:number-columns-repeated="4"/>
          <table:table-cell office:value-type="string" calcext:value-type="string">
            <text:p>&lt;-- important for collective HBN deformations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ACE-4" office:value-type="string" calcext:value-type="string">
            <text:p>H-O-H "intramolecular" <text:s/>bending modes region; typically 1590-1650 cm-1</text:p>
          </table:table-cell>
          <table:table-cell table:style-name="ACE-4" table:number-columns-repeated="4"/>
          <table:table-cell table:number-columns-repeated="251"/>
        </table:table-row>
        <table:table-row table:style-name="ro1">
          <table:table-cell table:style-name="ACE-5" office:value-type="string" calcext:value-type="string">
            <text:p>H-O-H "intermolecular" bending modes region (hydrogen bonded); typically 150-250 cm-1</text:p>
          </table:table-cell>
          <table:table-cell table:style-name="ACE-5" table:number-columns-repeated="4"/>
          <table:table-cell office:value-type="string" calcext:value-type="string">
            <text:p>&lt;-- important for collective HBN deformations</text:p>
          </table:table-cell>
          <table:table-cell table:number-columns-repeated="250"/>
        </table:table-row>
        <table:table-row table:style-name="ro2" table:number-rows-repeated="65470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gnm="http://www.gnumeric.org/odf-extension/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ans" svg:font-family="Sans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Sans" fo:font-family="Sans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24T16:35:54.396342877</dc:date>
    <meta:creation-date>2025-03-21T11:04:04Z</meta:creation-date>
    <meta:generator>LibreOffice/24.2.7.2$Linux_X86_64 LibreOffice_project/420$Build-2</meta:generator>
    <meta:editing-duration>PT19S</meta:editing-duration>
    <meta:editing-cycles>1</meta:editing-cycles>
    <meta:document-statistic meta:table-count="1" meta:cell-count="262" meta:object-count="0"/>
  </office:meta>
</office:document-meta>
</file>